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/4/24</text:p>
      <text:p text:style-name="Standard"><text:s/><text:span text:style-name="T2"><text:s text:c="38"/>EDI: INVERNADERO AUTOMATIZADO</text:span></text:p>
      <text:p text:style-name="P1"/>
      <text:p text:style-name="P1">ACTIVIDAD 1: pautas de convivencia y evaluacion </text:p>
      <text:p text:style-name="P1"/>
      <text:p text:style-name="P1">1- respeto respeto mutuo</text:p>
      <text:p text:style-name="P1">2- carpeta completa </text:p>
      <text:p text:style-name="P1">3- trabajo colaborativo</text:p>
      <text:p text:style-name="P1">4- propuestas de alumnos</text:p>
      <text:p text:style-name="P1"/>
      <text:p text:style-name="P1">ACTIVIDAD 2: nos presentamos</text:p>
      <text:p text:style-name="P1"/>
      <text:p text:style-name="P1">debilidad y fortalezas</text:p>
      <text:p text:style-name="P1"/>
      <text:p text:style-name="P1">ACTIVIDAD 3: indagamos lo aprendido el 2023</text:p>
      <text:p text:style-name="P1"/>
      <text:p text:style-name="P1">discutir las palabras claves que conocen relacionada con la materia y hacer un esquema representativo</text:p>
      <text:p text:style-name="P1"/>
      <text:p text:style-name="P1">luz</text:p>
      <text:p text:style-name="P1">sustrato</text:p>
      <text:p text:style-name="P1">agua</text:p>
      <text:p text:style-name="P1">informatica </text:p>
      <text:p text:style-name="P1">automatizacion</text:p>
      <text:p text:style-name="P1">sensores vs actuadores</text:p>
      <text:p text:style-name="P1">elementos de instalacion</text:p>
      <text:p text:style-name="P1">costos</text:p>
      <text:p text:style-name="P1">reciclaje</text:p>
      <text:p text:style-name="P1">medio ambiente interno y extern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7:07:59.347000000</meta:creation-date>
    <dc:date>2024-04-23T17:36:13.384000000</dc:date>
    <meta:editing-duration>PT18M1S</meta:editing-duration>
    <meta:editing-cycles>1</meta:editing-cycles>
    <meta:document-statistic meta:table-count="0" meta:image-count="0" meta:object-count="0" meta:page-count="1" meta:paragraph-count="21" meta:word-count="72" meta:character-count="541" meta:non-whitespace-character-count="448"/>
    <meta:generator>LibreOffice/24.2.2.2$Windows_X86_64 LibreOffice_project/d56cc158d8a96260b836f100ef4b4ef25d6f1a01</meta:generator>
  </office:meta>
</office:document-meta>
</file>